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el Čapek</text:p>
      <text:p text:style-name="P1">R. U. R.</text:p>
      <text:p text:style-name="Standard"><text:span text:style-name="T1">Literární žánr:</text:span> Epika</text:p>
      <text:p text:style-name="Standard"><text:span text:style-name="T1">Literární druh:</text:span> Drama (vědeckofantastické)</text:p>
      <text:p text:style-name="Standard"><text:span text:style-name="T1">Literární forma:</text:span> Próza</text:p>
      <text:p text:style-name="Standard"><text:span text:style-name="T1">Kdy:</text:span> 2. pol. 19. století, budoucnost</text:p>
      <text:p text:style-name="Standard"><text:span text:style-name="T1">Kde:</text:span> továrna na roboty, na ostrově</text:p>
      <text:p text:style-name="Standard"><text:span text:style-name="T1">Téma:</text:span> Budoucí hrozba umělé inteligence. Vztahy mezi lidmi, strach a obavy. Myšlenka </text:p>
      <text:p text:style-name="Standard">vyrábět roboty za účelem zbavit člověka dřiny.</text:p>
      <text:p text:style-name="Standard"><text:span text:style-name="T1">Kompozice</text:span>: chronologická, předehra + 3 dějství</text:p>
      <text:p text:style-name="Standard"><text:span text:style-name="T1">Způsob vyprávění: </text:span>formou promluv postav</text:p>
      <text:p text:style-name="Standard"><text:span text:style-name="T1">Charakteristika postav</text:span>: Harry Domin – ředitel továrny, chce ovládat a změnit svět, aby ho </text:p>
      <text:p text:style-name="Standard">všichni poslouchali</text:p>
      <text:p text:style-name="Standard">Helena Gloryová – citlivá žena, hájí roboty, nemůže mít děti, tragická postava</text:p>
      <text:p text:style-name="Standard">Alquist – šéf staveb, nemá důvěru k náhlé změně světa, jeho nejvyšší hodnotou je lidský </text:p>
      <text:p text:style-name="Standard">život, když se cítí špatně jde pracovat, roboti ho ušetří, představitel starých hodnot, </text:p>
      <text:p text:style-name="Standard">nejsympatičtější postava</text:p>
      <text:p text:style-name="Standard">Dr. Gall – stará se o technickou stránku robotů, aby byli co nejdokonalejší</text:p>
      <text:p text:style-name="Standard">Roboti Helena a Primus – první roboti, kteří cítí lásku</text:p>
      <text:p text:style-name="Standard">Jazykové prostředky: dialogy, filozofické myšlenky, spisovný jazyk, nespisovná čeština </text:p>
      <text:p text:style-name="Standard">(Nána), termíny, neologismus (robot), </text:p>
      <text:p text:style-name="P1">Literární kontext:</text:p>
      <text:p text:style-name="Standard"><text:span text:style-name="T1">Literární směr</text:span>: demokratický proud (do poloviny 20. let)</text:p>
      <text:p text:style-name="Standard">Znaky: všestranný pohled na společnost</text:p>
      <text:p text:style-name="Standard"><text:s/>-místo revoluce chtějí reformy – humanisté – zájem o obyčejný, každodenní život člověka </text:p>
      <text:p text:style-name="Standard"><text:s/>-člověk má mít možnost se rozvíjet </text:p>
      <text:p text:style-name="Standard"><text:s/>-vystupují proti fašismu</text:p>
      <text:p text:style-name="Standard">Další známé dílo: </text:p>
      <text:p text:style-name="Standard">1. Tvorba do roku 1921 – sb. Boží muka, Šlépěj</text:p>
      <text:p text:style-name="Standard">2. Do poloviny 20. let – Věc Makropulos Krakatit, Továrna na absolutno</text:p>
      <text:p text:style-name="Standard">3. Přelom 20. a 30. let – Povídky z jedné a druhé kapsy</text:p>
      <text:p text:style-name="Standard">4. 30. léta – Hordubal, Obyčejný život, Povětroň</text:p>
      <text:p text:style-name="Standard">5. Konec 30. let – Válka s mloky, Bílá nemoc, Matka</text:p>
      <text:p text:style-name="Standard">6. Tvorba pro děti – Dášenka čili život štěněte, Devatero pohádek </text:p>
      <text:p text:style-name="Standard">7. Novinářská tvorba – sloupky</text:p>
      <text:p text:style-name="Standard"><text:span text:style-name="T1">O autorovi:</text:span> Karel Čapek (1890-1938)</text:p>
      <text:p text:style-name="Standard"><text:s/>-český spisovatel, novinář, politik, překladatel a fotograf </text:p>
      <text:p text:style-name="Standard"><text:s/>-redaktor Národních listů a Lidových novin </text:p>
      <text:p text:style-name="Standard"><text:s/>-bratr Josefa Čapka</text:p>
      <text:p text:style-name="Standard"><text:s/>-studoval na Univerzitě Karlově, v Berlíně a Paříži</text:p>
      <text:p text:style-name="Standard"><text:s/>-pracoval v redakční radě, jako dramaturg, redaktor i učitel</text:p>
      <text:p text:style-name="Standard"><text:s/>-přítel TGM</text:p>
      <text:p text:style-name="Standard"><text:s/>-navržen na Nobelovu cenu, nedostal ji, poté byl nominován ještě šestkrát</text:p>
      <text:p text:style-name="Standard"><text:s/>-jako první český spisovatel měl velký ohlas i v cizině </text:p>
      <text:p text:style-name="Standard"><text:s/>-ve svém prvním období se soustředí hlavně na člověka jako jedince, v dalším </text:p>
      <text:p text:style-name="Standard">období pak přesouvá pozornost na problémy celé společnosti (strach z technického pokroku </text:p>
      <text:p text:style-name="Standard">a fašismu), jedná se o utopické období</text:p>
      <text:p text:style-name="Standard">Autoři doby: Josef Čapek (Báseň z koncentračního tábora), Karel Poláček (Bylo nás pět), Jan </text:p>
      <text:p text:style-name="Standard">Werich a Jiří Voskovec (Caesar), Eduard Baas (Klapzubova jedenáctka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02-07T10:14:41.782000000</meta:creation-date>
    <dc:date>2023-02-07T10:17:14.613000000</dc:date>
    <meta:editing-duration>PT2M35S</meta:editing-duration>
    <meta:editing-cycles>1</meta:editing-cycles>
    <meta:document-statistic meta:table-count="0" meta:image-count="0" meta:object-count="0" meta:page-count="1" meta:paragraph-count="49" meta:word-count="363" meta:character-count="2458" meta:non-whitespace-character-count="2102"/>
    <meta:generator>LibreOffice/6.3.4.2$Windows_X86_64 LibreOffice_project/60da17e045e08f1793c57c00ba83cdfce946d0aa</meta:generator>
  </office:meta>
</office:document-meta>
</file>